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7.7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8"/>
        <table:table-column table:style-name="co2" table:number-columns-repeated="2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default-cell-style-name="ce4"/>
        <table:table-column table:style-name="co2" table:default-cell-style-name="Default"/>
        <table:table-column table:style-name="co7" table:default-cell-style-name="ce4"/>
        <table:table-column table:style-name="co2" table:number-columns-repeated="1008" table:default-cell-style-name="Default"/>
        <table:table-row table:style-name="ro3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3">
          <table:table-cell table:style-name="ce1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3</text:p>
          </table:table-cell>
          <table:table-cell office:value-type="float" office:value="1.02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</text:p>
          </table:table-cell>
          <table:table-cell office:value-type="float" office:value="5.6" calcext:value-type="float">
            <text:p>6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</text:p>
          </table:table-cell>
          <table:table-cell office:value-type="float" office:value="2.65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6</text:p>
          </table:table-cell>
          <table:table-cell office:value-type="float" office:value="1.7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</text:p>
          </table:table-cell>
          <table:table-cell office:value-type="float" office:value="1.19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</text:p>
          </table:table-cell>
          <table:table-cell office:value-type="float" office:value="0.86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</text:p>
          </table:table-cell>
          <table:table-cell office:value-type="float" office:value="0.92" calcext:value-type="float">
            <text:p>1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6</text:p>
          </table:table-cell>
          <table:table-cell office:value-type="float" office:value="0.98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2</text:p>
          </table:table-cell>
          <table:table-cell office:value-type="float" office:value="1.0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</text:p>
          </table:table-cell>
          <table:table-cell office:value-type="float" office:value="1.68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</text:p>
          </table:table-cell>
          <table:table-cell office:value-type="float" office:value="1.7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</text:p>
          </table:table-cell>
          <table:table-cell office:value-type="float" office:value="3.52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</text:p>
          </table:table-cell>
          <table:table-cell office:value-type="float" office:value="1.5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</text:p>
          </table:table-cell>
          <table:table-cell office:value-type="float" office:value="1.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9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10</text:p>
          </table:table-cell>
          <table:table-cell office:value-type="float" office:value="4.1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4</text:p>
          </table:table-cell>
          <table:table-cell office:value-type="float" office:value="1.85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</text:p>
          </table:table-cell>
          <table:table-cell office:value-type="float" office:value="2.3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</text:p>
          </table:table-cell>
          <table:table-cell office:value-type="float" office:value="2.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1</text:p>
          </table:table-cell>
          <table:table-cell office:value-type="float" office:value="3.4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</text:p>
          </table:table-cell>
          <table:table-cell office:value-type="float" office:value="4.34" calcext:value-type="float">
            <text:p>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</text:p>
          </table:table-cell>
          <table:table-cell office:value-type="float" office:value="2.62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5</text:p>
          </table:table-cell>
          <table:table-cell office:value-type="float" office:value="2.6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</text:p>
          </table:table-cell>
          <table:table-cell office:value-type="float" office:value="2.9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</text:p>
          </table:table-cell>
          <table:table-cell office:value-type="float" office:value="2.5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</text:p>
          </table:table-cell>
          <table:table-cell office:value-type="float" office:value="2.8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2</text:p>
          </table:table-cell>
          <table:table-cell office:value-type="float" office:value="1.2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</text:p>
          </table:table-cell>
          <table:table-cell office:value-type="float" office:value="1.3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</text:p>
          </table:table-cell>
          <table:table-cell office:value-type="float" office:value="1.16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</text:p>
          </table:table-cell>
          <table:table-cell office:value-type="float" office:value="5.74" calcext:value-type="float">
            <text:p>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" calcext:value-type="float">
            <text:p>0.31</text:p>
          </table:table-cell>
          <table:table-cell table:style-name="ce11" office:value-type="float" office:value="1.02" calcext:value-type="float">
            <text:p>1.02</text:p>
          </table:table-cell>
          <table:table-cell table:style-name="ce11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12" office:value-type="float" office:value="7" calcext:value-type="float">
            <text:p>7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12" office:value-type="float" office:value="1.95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.40</text:p>
          </table:table-cell>
          <table:table-cell table:style-name="ce11" office:value-type="float" office:value="21.85" calcext:value-type="float">
            <text:p>21.85</text:p>
          </table:table-cell>
          <table:table-cell table:style-name="ce11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0.4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.67" calcext:value-type="float">
            <text:p>17.67</text:p>
          </table:table-cell>
          <table:table-cell table:style-name="ce11" office:value-type="float" office:value="24.7" calcext:value-type="float">
            <text:p>24.70</text:p>
          </table:table-cell>
          <table:table-cell table:style-name="ce11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12" office:value-type="float" office:value="7.64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9" calcext:value-type="float">
            <text:p>0.39</text:p>
          </table:table-cell>
          <table:table-cell table:style-name="ce11" office:value-type="float" office:value="1.11" calcext:value-type="float">
            <text:p>1.11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0.96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1.9" calcext:value-type="float">
            <text:p>11.90</text:p>
          </table:table-cell>
          <table:table-cell table:style-name="ce11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12"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2" calcext:value-type="float">
            <text:p>0.32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Jobe</text:p>
          </table:table-cell>
          <table:table-cell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1.14" calcext:value-type="float">
            <text:p>1.14</text:p>
          </table:table-cell>
          <table:table-cell table:style-name="ce11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10" office:value-type="float" office:value="268" calcext:value-type="float">
            <text:p>268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10" office:value-type="float" office:value="217" calcext:value-type="float">
            <text:p>217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2/11/16 8 CPUs on each of csse-quiz6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27" calcext:value-type="float">
            <text:p>2127</text:p>
          </table:table-cell>
          <table:table-cell office:value-type="float" office:value="416" calcext:value-type="float">
            <text:p>41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61" calcext:value-type="float">
            <text:p>3861</text:p>
          </table:table-cell>
          <table:table-cell office:value-type="float" office:value="754" calcext:value-type="float">
            <text:p>754</text:p>
          </table:table-cell>
          <table:table-cell office:value-type="float" office:value="12.6" calcext:value-type="float">
            <text:p>12.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19/06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976" calcext:value-type="float">
            <text:p>4976</text:p>
          </table:table-cell>
          <table:table-cell office:value-type="float" office:value="974" calcext:value-type="float">
            <text:p>974</text:p>
          </table:table-cell>
          <table:table-cell office:value-type="float" office:value="16.24" calcext:value-type="float">
            <text:p>1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2.95" calcext:value-type="float">
            <text:p>2.9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28/8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02" calcext:value-type="float">
            <text:p>3802</text:p>
          </table:table-cell>
          <table:table-cell office:value-type="float" office:value="745" calcext:value-type="float">
            <text:p>745</text:p>
          </table:table-cell>
          <table:table-cell office:value-type="float" office:value="12.4" calcext:value-type="float">
            <text:p>12.4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32" calcext:value-type="float">
            <text:p>0.3</text:p>
          </table:table-cell>
          <table:table-cell table:style-name="ce12" office:value-type="float" office:value="5.98" calcext:value-type="float">
            <text:p>6.0</text:p>
          </table:table-cell>
          <table:table-cell table:style-name="ce12" office:value-type="float" office:value="1.08" calcext:value-type="float">
            <text:p>1.1</text:p>
          </table:table-cell>
          <table:table-cell office:value-type="string" calcext:value-type="string">
            <text:p>C - basic</text:p>
          </table:table-cell>
          <table:table-cell office:value-type="string" calcext:value-type="string">
            <text:p>Jobe3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0.98" calcext:value-type="float">
            <text:p>1.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4" calcext:value-type="float">
            <text:p>0.3</text:p>
          </table:table-cell>
          <table:table-cell table:style-name="ce12" office:value-type="float" office:value="5.03" calcext:value-type="float">
            <text:p>5.0</text:p>
          </table:table-cell>
          <table:table-cell table:style-name="ce12" office:value-type="float" office:value="1.02" calcext:value-type="float">
            <text:p>1.0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7655" calcext:value-type="float">
            <text:p>7655</text:p>
          </table:table-cell>
          <table:table-cell office:value-type="float" office:value="758" calcext:value-type="float">
            <text:p>758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7" calcext:value-type="float">
            <text:p>0.4</text:p>
          </table:table-cell>
          <table:table-cell table:style-name="ce12" office:value-type="float" office:value="4.36" calcext:value-type="float">
            <text:p>4.4</text:p>
          </table:table-cell>
          <table:table-cell table:style-name="ce12" office:value-type="float" office:value="0.97" calcext:value-type="float">
            <text:p>1.0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994" calcext:value-type="float">
            <text:p>1994</text:p>
          </table:table-cell>
          <table:table-cell office:value-type="float" office:value="383" calcext:value-type="float">
            <text:p>383</text:p>
          </table:table-cell>
          <table:table-cell office:value-type="float" office:value="6.4" calcext:value-type="float">
            <text:p>6.40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float" office:value="2.3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7.8" calcext:value-type="float">
            <text:p>7.8</text:p>
          </table:table-cell>
          <table:table-cell office:value-type="float" office:value="9.3" calcext:value-type="float">
            <text:p>9.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</text:p>
          </table:table-cell>
          <table:table-cell table:style-name="ce12" office:value-type="float" office:value="7.56" calcext:value-type="float">
            <text:p>7.6</text:p>
          </table:table-cell>
          <table:table-cell table:style-name="ce12" office:value-type="float" office:value="2.33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fter tweaking Jobe load control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165" calcext:value-type="float">
            <text:p>3165</text:p>
          </table:table-cell>
          <table:table-cell office:value-type="float" office:value="616" calcext:value-type="float">
            <text:p>616</text:p>
          </table:table-cell>
          <table:table-cell office:value-type="float" office:value="10.3" calcext:value-type="float">
            <text:p>10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1.3" calcext:value-type="float">
            <text:p>1.3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243" calcext:value-type="float">
            <text:p>3243</text:p>
          </table:table-cell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.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1.3" calcext:value-type="float">
            <text:p>1.3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5" calcext:value-type="float">
            <text:p>1.4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2.2" calcext:value-type="float">
            <text:p>2.2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8.2" calcext:value-type="float">
            <text:p>8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7" office:value-type="date" office:date-value="2017-09-07" calcext:value-type="date">
            <text:p>07/09/17</text:p>
          </table:table-cell>
          <table:table-cell table:number-columns-repeated="6"/>
          <table:table-cell table:style-name="ce12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2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51" calcext:value-type="float">
            <text:p>1951</text:p>
          </table:table-cell>
          <table:table-cell table:formula="of:=[.D149]/[.C149]*60" office:value-type="float" office:value="376.398713826367" calcext:value-type="float">
            <text:p>376</text:p>
          </table:table-cell>
          <table:table-cell table:formula="of:=[.D149]/[.C149]" office:value-type="float" office:value="6.27331189710611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9" calcext:value-type="float">
            <text:p>1.4</text:p>
          </table:table-cell>
          <table:table-cell table:style-name="ce12" office:value-type="float" office:value="7.81" calcext:value-type="float">
            <text:p>7.8</text:p>
          </table:table-cell>
          <table:table-cell table:style-name="ce12" office:value-type="float" office:value="2.36" calcext:value-type="float">
            <text:p>2.4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46" calcext:value-type="float">
            <text:p>1946</text:p>
          </table:table-cell>
          <table:table-cell table:formula="of:=[.D150]/[.C150]*60" office:value-type="float" office:value="375.434083601286" calcext:value-type="float">
            <text:p>375</text:p>
          </table:table-cell>
          <table:table-cell table:formula="of:=[.D150]/[.C150]" office:value-type="float" office:value="6.2572347266881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8.94" calcext:value-type="float">
            <text:p>8.9</text:p>
          </table:table-cell>
          <table:table-cell table:style-name="ce12" office:value-type="float" office:value="2.35" calcext:value-type="float">
            <text:p>2.4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oved Moodle onto different serve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66" calcext:value-type="float">
            <text:p>1966</text:p>
          </table:table-cell>
          <table:table-cell table:formula="of:=[.F151]*60" office:value-type="float" office:value="379.292604501608" calcext:value-type="float">
            <text:p>379</text:p>
          </table:table-cell>
          <table:table-cell table:formula="of:=[.D151]/[.C151]" office:value-type="float" office:value="6.32154340836013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.57" calcext:value-type="float">
            <text:p>1.6</text:p>
          </table:table-cell>
          <table:table-cell table:style-name="ce12" office:value-type="float" office:value="7.77" calcext:value-type="float">
            <text:p>7.8</text:p>
          </table:table-cell>
          <table:table-cell table:style-name="ce12" office:value-type="float" office:value="2.28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Increased Jobe CPUs to 12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979" calcext:value-type="float">
            <text:p>1979</text:p>
          </table:table-cell>
          <table:table-cell table:formula="of:=[.F152]*60" office:value-type="float" office:value="379.361022364217" calcext:value-type="float">
            <text:p>379</text:p>
          </table:table-cell>
          <table:table-cell table:formula="of:=[.D152]/[.C152]" office:value-type="float" office:value="6.32268370607029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59" calcext:value-type="float">
            <text:p>1.6</text:p>
          </table:table-cell>
          <table:table-cell table:style-name="ce12" office:value-type="float" office:value="7.68" calcext:value-type="float">
            <text:p>7.7</text:p>
          </table:table-cell>
          <table:table-cell table:style-name="ce12" office:value-type="float" office:value="2.27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[Still with 12 CPUs]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116" calcext:value-type="float">
            <text:p>2116</text:p>
          </table:table-cell>
          <table:table-cell table:formula="of:=60*[.F153]" office:value-type="float" office:value="410.873786407767" calcext:value-type="float">
            <text:p>411</text:p>
          </table:table-cell>
          <table:table-cell table:formula="of:=[.D153]/[.C153]" office:value-type="float" office:value="6.84789644012945" calcext:value-type="float">
            <text:p>6.85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4.23" calcext:value-type="float">
            <text:p>4.2</text:p>
          </table:table-cell>
          <table:table-cell table:style-name="ce12" office:value-type="float" office:value="2.05" calcext:value-type="float">
            <text:p>2.1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crease jobe users to 15 (some failures at start of run when new jobe users being used?)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135" calcext:value-type="float">
            <text:p>2135</text:p>
          </table:table-cell>
          <table:table-cell office:value-type="float" office:value="409" calcext:value-type="float">
            <text:p>409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3" calcext:value-type="float">
            <text:p>1.4</text:p>
          </table:table-cell>
          <table:table-cell table:style-name="ce12" office:value-type="float" office:value="4.16" calcext:value-type="float">
            <text:p>4.2</text:p>
          </table:table-cell>
          <table:table-cell table:style-name="ce12" office:value-type="float" office:value="2.01" calcext:value-type="float">
            <text:p>2.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Re-run to check failures. None this time.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827" calcext:value-type="float">
            <text:p>2827</text:p>
          </table:table-cell>
          <table:table-cell office:value-type="float" office:value="551" calcext:value-type="float">
            <text:p>551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.7</text:p>
          </table:table-cell>
          <table:table-cell table:style-name="ce12" office:value-type="float" office:value="1.53" calcext:value-type="float">
            <text:p>1.5</text:p>
          </table:table-cell>
          <table:table-cell table:style-name="ce12" office:value-type="float" office:value="1.05" calcext:value-type="float">
            <text:p>1.1</text:p>
          </table:table-cell>
          <table:table-cell office:value-type="string" calcext:value-type="string">
            <text:p>C-ence260-no-style</text:p>
          </table:table-cell>
          <table:table-cell office:value-type="string" calcext:value-type="string">
            <text:p>Jobe3</text:p>
          </table:table-cell>
          <table:table-cell office:value-type="float" office:value="16.3" calcext:value-type="float">
            <text:p>16.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urned off style checking in ENCE260 question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325" calcext:value-type="float">
            <text:p>3325</text:p>
          </table:table-cell>
          <table:table-cell office:value-type="float" office:value="648" calcext:value-type="float">
            <text:p>648</text:p>
          </table:table-cell>
          <table:table-cell office:value-type="float" office:value="10.8" calcext:value-type="float">
            <text:p>10.8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?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ust checking nothing changed from 2 weeks ago. All good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10/11/17 (prior to exam)</text:p>
          </table:table-cell>
          <table:table-cell table:number-columns-repeated="6"/>
          <table:table-cell table:style-name="ce12" table:number-columns-repeated="3"/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022" calcext:value-type="float">
            <text:p>3022</text:p>
          </table:table-cell>
          <table:table-cell office:value-type="float" office:value="587" calcext:value-type="float">
            <text:p>587</text:p>
          </table:table-cell>
          <table:table-cell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6" calcext:value-type="float">
            <text:p>0.5</text:p>
          </table:table-cell>
          <table:table-cell table:style-name="ce12" office:value-type="float" office:value="3.82" calcext:value-type="float">
            <text:p>3.8</text:p>
          </table:table-cell>
          <table:table-cell table:style-name="ce12" office:value-type="float" office:value="1.16" calcext:value-type="float">
            <text:p>1.2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2</text:p>
          </table:table-cell>
          <table:table-cell office:value-type="string" calcext:value-type="string">
            <text:p>~7</text:p>
          </table:table-cell>
          <table:table-cell table:number-columns-repeated="1010"/>
        </table:table-row>
        <table:table-row table:style-name="ro2" table:number-rows-repeated="3">
          <table:table-cell table:number-columns-repeated="7"/>
          <table:table-cell table:style-name="ce12" table:number-columns-repeated="3"/>
          <table:table-cell table:number-columns-repeated="1014"/>
        </table:table-row>
        <table:table-row table:style-name="ro2" table:number-rows-repeated="3">
          <table:table-cell table:number-columns-repeated="9"/>
          <table:table-cell table:style-name="ce12"/>
          <table:table-cell table:number-columns-repeated="1014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26:19.507308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7-11-10T16:31:59.709662872</dc:date>
    <meta:editing-duration>PT21H25M34S</meta:editing-duration>
    <meta:editing-cycles>41</meta:editing-cycles>
    <meta:generator>LibreOffice/5.1.6.2$Linux_X86_64 LibreOffice_project/10m0$Build-2</meta:generator>
    <meta:document-statistic meta:table-count="3" meta:cell-count="1184" meta:object-count="0"/>
  </office:meta>
</office:document-meta>
</file>